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ucida Grande" svg:font-family="'Lucida Grande', Arial, sans-serif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officeooo:rsid="00025d0e" officeooo:paragraph-rsid="00025d0e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60ff4" officeooo:paragraph-rsid="00060ff4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TP (Simple Mail Transfer Protocol) — это широко используемый сетевой протокол, предназначенный для передачи электронной почты в сетях TCP/IP.</text:p>
      <text:p text:style-name="P1"/>
      <text:p text:style-name="P1">SMTP-клиент - это программа, обеспечивающая отправку электронных писем по SMTP протоколу на SMTP-сервер(ы).</text:p>
      <text:p text:style-name="P1"/>
      <text:p text:style-name="P1">class email.mime.multipart.MIMEMultipart ()</text:p>
      <text:p text:style-name="P2">Функция создания экземпляра класса MIME. Если сообщение имеет multipart тип контента, то это означает, что оно состоит из нескольких сообщений, и каждое из них определяет свой собственный тип контента. Составные сообщения в Python представлены классом MIMEMultipar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ucida Grande" svg:font-family="'Lucida Grande', Arial, sans-serif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23:14:38.709735202</meta:creation-date>
    <meta:generator>LibreOffice/6.4.7.2$Linux_X86_64 LibreOffice_project/40$Build-2</meta:generator>
    <dc:date>2021-11-16T23:25:20.166468761</dc:date>
    <meta:editing-duration>PT10M42S</meta:editing-duration>
    <meta:editing-cycles>5</meta:editing-cycles>
    <meta:document-statistic meta:table-count="0" meta:image-count="0" meta:object-count="0" meta:page-count="1" meta:paragraph-count="4" meta:word-count="70" meta:character-count="559" meta:non-whitespace-character-count="492"/>
  </office:meta>
</office:document-meta>
</file>